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5.556cm"/>
          <style:tab-stop style:position="16.115cm"/>
          <style:tab-stop style:position="21.936cm"/>
        </style:tab-stops>
      </style:paragraph-properties>
      <style:text-properties style:use-window-font-color="true" style:text-line-through-style="none" style:font-name="Times New Roman" fo:font-size="12pt" fo:language="fr" fo:country="FR" fo:font-style="normal" fo:font-weight="normal" fo:background-color="transparent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" style:family="paragraph" style:parent-style-name="Standard">
      <style:paragraph-properties>
        <style:tab-stops>
          <style:tab-stop style:position="5.556cm"/>
          <style:tab-stop style:position="16.115cm"/>
          <style:tab-stop style:position="21.936cm"/>
        </style:tab-stops>
      </style:paragraph-properties>
      <style:text-properties style:use-window-font-color="true" style:text-line-through-style="none" style:font-name="Times New Roman" fo:font-size="12pt" fo:language="fr" fo:country="FR" fo:font-style="normal" fo:font-weight="normal" fo:background-color="#aecf00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3" style:family="paragraph" style:parent-style-name="Standard">
      <style:paragraph-properties>
        <style:tab-stops>
          <style:tab-stop style:position="5.556cm"/>
          <style:tab-stop style:position="16.115cm"/>
          <style:tab-stop style:position="21.936cm"/>
        </style:tab-stops>
      </style:paragraph-properties>
      <style:text-properties style:use-window-font-color="true" style:text-line-through-style="none" style:font-name="Times New Roman" fo:font-size="12pt" fo:language="fr" fo:country="FR" fo:font-style="normal" fo:background-color="transparent" style:font-size-asian="12pt" style:language-asian="zxx" style:country-asian="none" style:font-style-asian="normal" style:font-size-complex="12pt" style:language-complex="zxx" style:country-complex="none" style:font-style-complex="normal"/>
    </style:style>
    <style:style style:name="P4" style:family="paragraph" style:parent-style-name="Standard">
      <style:paragraph-properties>
        <style:tab-stops>
          <style:tab-stop style:position="5.556cm"/>
          <style:tab-stop style:position="16.115cm"/>
          <style:tab-stop style:position="21.936cm"/>
        </style:tab-stops>
      </style:paragraph-properties>
      <style:text-properties style:use-window-font-color="true" style:text-line-through-style="none" style:font-name="Times New Roman" fo:font-size="12pt" fo:language="fr" fo:country="FR" fo:font-style="normal" fo:background-color="#aecf00" style:font-size-asian="12pt" style:language-asian="zxx" style:country-asian="none" style:font-style-asian="normal" style:font-size-complex="12pt" style:language-complex="zxx" style:country-complex="none" style:font-style-complex="normal"/>
    </style:style>
    <style:style style:name="P5" style:family="paragraph" style:parent-style-name="Standard">
      <style:paragraph-properties fo:background-color="transparent">
        <style:tab-stops>
          <style:tab-stop style:position="5.556cm"/>
          <style:tab-stop style:position="16.115cm"/>
          <style:tab-stop style:position="21.936cm"/>
        </style:tab-stops>
        <style:background-image/>
      </style:paragraph-properties>
      <style:text-properties style:use-window-font-color="true" style:text-line-through-style="none" style:font-name="Times New Roman" fo:font-size="12pt" fo:language="fr" fo:country="FR" fo:font-style="normal" fo:font-weight="normal" fo:background-color="transparent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6" style:family="paragraph" style:parent-style-name="Standard">
      <style:paragraph-properties fo:background-color="transparent">
        <style:tab-stops>
          <style:tab-stop style:position="5.556cm"/>
          <style:tab-stop style:position="16.115cm"/>
          <style:tab-stop style:position="21.936cm"/>
        </style:tab-stops>
        <style:background-image/>
      </style:paragraph-properties>
      <style:text-properties style:use-window-font-color="true" style:text-line-through-style="none" style:font-name="Times New Roman" fo:font-size="12pt" fo:language="fr" fo:country="FR" fo:font-style="normal" fo:font-weight="normal" fo:background-color="#aecf00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7" style:family="paragraph" style:parent-style-name="Standard">
      <style:paragraph-properties fo:background-color="transparent">
        <style:tab-stops>
          <style:tab-stop style:position="5.556cm"/>
          <style:tab-stop style:position="16.115cm"/>
          <style:tab-stop style:position="21.936cm"/>
        </style:tab-stops>
        <style:background-image/>
      </style:paragraph-properties>
      <style:text-properties style:use-window-font-color="true" style:text-line-through-style="none" style:font-name="Times New Roman" fo:font-size="12pt" fo:language="fr" fo:country="FR" fo:font-style="normal" fo:background-color="transparent" style:font-size-asian="12pt" style:language-asian="zxx" style:country-asian="none" style:font-style-asian="normal" style:font-size-complex="12pt" style:language-complex="zxx" style:country-complex="none" style:font-style-complex="normal"/>
    </style:style>
    <style:style style:name="P8" style:family="paragraph" style:parent-style-name="Standard">
      <style:paragraph-properties fo:background-color="transparent">
        <style:tab-stops>
          <style:tab-stop style:position="5.556cm"/>
          <style:tab-stop style:position="16.115cm"/>
          <style:tab-stop style:position="21.936cm"/>
        </style:tab-stops>
        <style:background-image/>
      </style:paragraph-properties>
      <style:text-properties style:use-window-font-color="true" style:text-line-through-style="none" style:font-name="Times New Roman" fo:font-size="12pt" fo:language="fr" fo:country="FR" fo:font-style="normal" fo:background-color="#aecf00" style:font-size-asian="12pt" style:language-asian="zxx" style:country-asian="none" style:font-style-asian="normal" style:font-size-complex="12pt" style:language-complex="zxx" style:country-complex="none" style:font-style-complex="normal"/>
    </style:style>
    <style:style style:name="P9" style:family="paragraph" style:parent-style-name="Standard">
      <style:paragraph-properties>
        <style:tab-stops>
          <style:tab-stop style:position="5.556cm"/>
          <style:tab-stop style:position="16.115cm"/>
          <style:tab-stop style:position="21.936cm"/>
        </style:tab-stops>
      </style:paragraph-properties>
      <style:text-properties style:use-window-font-color="true" style:font-name="Times New Roman" fo:font-size="12pt" fo:background-color="#aecf00" style:font-size-asian="12pt" style:font-size-complex="12pt"/>
    </style:style>
    <style:style style:name="P10" style:family="paragraph" style:parent-style-name="Standard">
      <style:paragraph-properties>
        <style:tab-stops>
          <style:tab-stop style:position="5.556cm"/>
          <style:tab-stop style:position="16.115cm"/>
          <style:tab-stop style:position="21.936cm"/>
        </style:tab-stops>
      </style:paragraph-properties>
      <style:text-properties style:use-window-font-color="true" style:text-line-through-style="none" style:font-name="Times New Roman" fo:font-size="12pt" fo:language="fr" fo:country="FR" fo:font-style="normal" fo:font-weight="normal" fo:background-color="#aecf00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none" fo:language="fr" fo:country="FR" fo:font-style="normal" fo:font-weight="normal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3" style:family="text">
      <style:text-properties style:text-line-through-style="none" fo:language="fr" fo:country="FR" fo:font-style="normal" style:language-asian="zxx" style:country-asian="none" style:font-style-asian="normal" style:language-complex="zxx" style:country-complex="none" style:font-style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style:font-name-asian="Times New Roman1" style:font-name-complex="Times New Roman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font-name-asian="Times New Roman1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omnibus<text:tab/>à faire, bille de fronde infinie</text:p>
      <text:p text:style-name="P2">Niveau 4 : 1x bouclier des fées (interplan)</text:p>
      <text:p text:style-name="P2"/>
      <text:p text:style-name="P2"/>
      <text:p text:style-name="P4">Hiravias<text:tab/>Jeu vidéo - Pillars of Eternity<text:tab/>Sorcier druidique 11<text:tab/>3x métamorphe en grand loup-garou durée 6 rounds</text:p>
      <text:p text:style-name="P2">Niveau 1 : 1x Charme personne ou mammifère (perso, lvl 1), 1x Enchevêtrement (clerc), 1x Soin des blessures légères (clerc), 1x Explosion de feu (interplan)</text:p>
      <text:p text:style-name="P2">Niveau 2 : 1x peau d’écorce (clerc), 1x soin des blessures moyennes (perso, lvl 2, même que knolan et nynaeve), 1x convocation d'insectes ( perso, lvl 2 même que Arantir)</text:p>
      <text:p text:style-name="P2">Niveau 3 : 1x Soin des blessures graves (perso, lvl 3, même que nynaeve), 1x Neutralisation du poison (perso, lvl 3 même que lantry et knolan), 1x Appel de la foudre (clerc), 1x progéniture d’araignée (perso, lvl 3)</text:p>
      <text:p text:style-name="P2">Niveau 4 : 1x Nuage mortel (perso, lvl 4, même que Arantir), 1x Convocation d'animaux 3 (perso, lvl 4), 1x guérison de masse (perso, lvl 4, même que lantry et Knolan), 1x Nova de poison (interplan)</text:p>
      <text:p text:style-name="P2">Niveau 5 : 1x Colonne de feu (clerc), 1x Conjuration d'animaux (perso, lvl 5), 1x fléau d'insectes (clerc), 1 souffle caustique (interplan)</text:p>
      <text:p text:style-name="P2"/>
      <text:p text:style-name="P2"/>
      <text:p text:style-name="P6">Valna Asou<text:tab/>Jeu vidéo (série) - Valis<text:tab/>Sorcière guérisseuse 12<text:tab/>Baguette de projectiles magiques infinis</text:p>
      <text:p text:style-name="P2">Niveau 1 : 1x Apaisement (clerc), 1 x soin des blessures légères (clerc)</text:p>
      <text:p text:style-name="P2">Niveau 2 : 1x Ralentissement du poison (clerc), 1x résistance au feu/au froid (clerc), 1x guérison des maladies (perso lvl 2, même que nynaeve)</text:p>
      <text:p text:style-name="P2">Niveau 3 : 1x délivrance de la paralysie (clerc), 1x délivrance de la malédiction (clerc), 1x soin des blessures moyennes (clerc)</text:p>
      <text:p text:style-name="P2">Niveau 4 : 1x Action libre (clerc), 1x soin des blessures graves (clerc), 1x Restitution (clerc)</text:p>
      <text:p text:style-name="P2">Niveau 5 : 1x Colonne de feu (clerc), 1x soin des blessures critiques (clerc), 1x résistance magique (clerc)</text:p>
      <text:p text:style-name="P2">Niveau 6 : 1x protection contre les éléments (perso, lvl 6 même que Arantir)</text:p>
      <text:p text:style-name="P1"/>
      <text:p text:style-name="P1"/>
      <text:p text:style-name="P6">Magus Gondè Kyal<text:tab/>Jeu de société - Allegiance: A Realm Divided (vo)<text:tab/>Élémentaliste 12</text:p>
      <text:p text:style-name="P2">Niveau 2 : 2x <text:span text:style-name="T7">décharge statique (perso, lvl 2, inteplan)</text:span></text:p>
      <text:p text:style-name="P2">Niveau 5 : 2x conjuration d'un elemental de terre (perso, lvl 5)</text:p>
      <text:p text:style-name="P2"/>
      <text:p text:style-name="P6"/>
      <text:p text:style-name="P6">Jahan<text:tab/>Jeu vidéo - Divinity Original Sin<text:tab/>Sorcier cryo/électromancien 12</text:p>
      <text:p text:style-name="P2">Niveau 1 : 1x soin des blessures moyennes (perso, lvl 1)</text:p>
      <text:p text:style-name="P2">Niveau 2 : 1x Eclair (perso, lvl 2), 1x <text:span text:style-name="T7">décharge statique (perso, lvl 2, inteplan)</text:span></text:p>
      <text:p text:style-name="P2">Niveau 3 : 1x Mot de pouvoir Arrêt (interplan), 1x protection contre l’électricité (perso, lvl 3)</text:p>
      <text:p text:style-name="P2">Niveau 4 : 1x vents protecteurs (interplan), 1x Conflagration électrique (interplan)</text:p>
      <text:p text:style-name="P2">Niveau 5 : 1x Convocation d'lementaire d'air (perso lvl 5)<text:span text:style-name="T6"> à créer</text:span></text:p>
      <text:p text:style-name="P2">Niveau 6 : 1x morsure du froid (interplan)<text:span text:style-name="T6"> (remplacer convoque d'elementaire)</text:span></text:p>
      <text:p text:style-name="P2"/>
      <text:p text:style-name="P2"/>
      <text:p text:style-name="P2">Lantry<text:tab/>Jeu vidéo - Tyranny<text:tab/>Sorcier 13<text:tab/>Taco Amélioré à distance, sorts de soin/druidique, 2x Hâte++, 2x Tornade de fer, 2x Rappel à la vie++</text:p>
      <text:p text:style-name="P2">Niveau 1 : 1x bouclier contre les sorts (interplan)</text:p>
      <text:p text:style-name="P2">Niveau 2 : 1x pulsation de flammes (interplan)</text:p>
      <text:p text:style-name="P2">Niveau 3 : 1x Neutralisation du poison (perso, lvl 3, même que Hiravias et Knolan)</text:p>
      <text:p text:style-name="P2">Niveau 4 : 1x Décharge statique (interplan), 1x guérison de masse (perso, lvl 4, même que Hiravias et Knolan)</text:p>
      <text:p text:style-name="P2">Niveau 5 : 1x régénération (perso, lvl 5, même que nynaeve), 1x précognition (Interplan)</text:p>
      <text:p text:style-name="P1"/>
      <text:p text:style-name="P1"/>
      <text:p text:style-name="P2">Arantir<text:tab/>Jeu vidéo - Heroes of Might and Magic V<text:tab/>Nécromancien 14<text:tab/>1x Invoque l'Avatar de la mort. Si l’Avatar meurt, Arantir ne peut plus lancer de sorts. 1x Hurlement de Banshee</text:p>
      <text:p text:style-name="P2">Niveau 1 : 2x fatalité</text:p>
      <text:p text:style-name="P2">Niveau 2 : 1x peau d’écorce (clerc), 2x Convocation d'insectes ( perso, lvl 2 même que hiravias)</text:p>
      <text:p text:style-name="P2">Niveau 3 : 2x animation des morts (clerc), 2x Influence maléfique (clerc)</text:p>
      <text:p text:style-name="P2">Niveau 4 : 1x Nuage mortel (perso, lvl 4, même que Hiravias)</text:p>
      <text:p text:style-name="P2">Niveau 5 : 1x fléau d'insectes (clerc),</text:p>
      <text:p text:style-name="P2">Niveau 6 : 1x Allié imagé (interplan perso lvl 6)</text:p>
      <text:p text:style-name="P2">Niveau 7 : 1x invocation d'élémentaires (cleric)</text:p>
      <text:p text:style-name="P2"/>
      <text:p text:style-name="P2"/>
      <text:p text:style-name="P2">Vlad von Carstein<text:tab/>Jeu de société - Warhammer<text:tab/>Guerrier 12 / Nécromancien 13<text:tab/>Vampire, immortel, épée vampirique</text:p>
      <text:p text:style-name="P2">Niveau 2 : 2x précision (interplan), 2x pulsation de flammes (interplan)</text:p>
      <text:p text:style-name="P2">Niveau 3 : 1x coup mortel de Tenser (interplan)</text:p>
      <text:p text:style-name="P2">Niveau 4 : 1x bouclier des fées (interplan)</text:p>
      <text:p text:style-name="P2">Niveau 5 : 1x précognition (interplan)</text:p>
      <text:p text:style-name="P2"><text:soft-page-break/>Niveau 6 : 1x Chaos tranchant de keleg-ze (interplan) (voir si hla + slot lvl 6, car 1 slot vide)</text:p>
      <text:p text:style-name="P2"/>
      <text:p text:style-name="P2"/>
      <text:p text:style-name="P2">Sheltem*<text:tab/>Jeu vidéo (série) - Might and Magic<text:tab/>Guerrier 13 / Pyromancien 13<text:tab/>Androïde</text:p>
      <text:p text:style-name="P2">Niveau 1 : 2x explosion de feu (interplan)</text:p>
      <text:p text:style-name="P2">Niveau 2 : 2x pulsation des flammes (interplan)</text:p>
      <text:p text:style-name="P2">Niveau 3 : 2x prouesse guerrière (interplan)</text:p>
      <text:p text:style-name="P2">Niveau 4 : 1x colonne de feu (cleric lvl 4, même que nynaneve et zagor), 1x poing enflammé de Keleg-ze (interplan)</text:p>
      <text:p text:style-name="P2">Niveau 5 <text:span text:style-name="T4">: 2x feu solaire à la place de colonne de feu,</text:span><text:span text:style-name="T4"> 2x fabuleuse boule de feu de mazaron (interplan)</text:span></text:p>
      <text:p text:style-name="P2">Niveau 6 : 2x Tempête de feu (perso, cleric lvl 6)</text:p>
      <text:p text:style-name="P1"/>
      <text:p text:style-name="P1"/>
      <text:p text:style-name="P2">Shiba Tsukune<text:tab/>Jeu de rôle - Légende des 5 anneaux<text:tab/>Guerrière 13 / Wu jen 13</text:p>
      <text:p text:style-name="P2">Niveau 1 : 2x explosion de feu (interplan), 1x bouclier contre les sorts (interplan)</text:p>
      <text:p text:style-name="P2">Niveau 2 : 2x pulsation de flammes (interplan)</text:p>
      <text:p text:style-name="P2">Niveau 3 : 2x force incommensurable de Bigdip (interplan)</text:p>
      <text:p text:style-name="P2">Niveau 4 : 1x image réfléchie majeure (interplan), 1x invisibilité améliorée</text:p>
      <text:p text:style-name="P2">Niveau 5 : 1x précognition (interplan), 1x Accélérateur de Lubath (interplan) (rajouter anneau de régénération)</text:p>
      <text:p text:style-name="P2">Niveau 6 : 2x Fureur combative (interplan)</text:p>
      <text:p text:style-name="P2"/>
      <text:p text:style-name="P2"/>
      <text:p text:style-name="P2">Knolan<text:tab/>Comics - Battle Chaser<text:tab/>Sorcier guérisseur 17</text:p>
      <text:p text:style-name="P2">Niveau 2 : 1x soin des blessures moyennes (perso, lvl 2, même que hiravias et nynaeve)</text:p>
      <text:p text:style-name="P2">Niveau 3 : 1x Neutralisation du poison (perso, lvl 3, même que Hiravias et Lantry)</text:p>
      <text:p text:style-name="P2">Niveau 4 : 1x guérison de masse (perso, lvl 4, même que Hiravias et lantry)</text:p>
      <text:p text:style-name="P2">Niveau 6 : 1x Guérison (clerc), 1x fureur combative (interplan)</text:p>
      <text:p text:style-name="P2">Niveau 7 : 1x Allié imagé (interplan), 1x enchantement d'arme majeur (interplan), 1x amélioration de troupes (interplan)</text:p>
      <text:p text:style-name="P2">Niveau 8 : 1x Temp suspendu (interplan) à la place de simulacre</text:p>
      <text:p text:style-name="P6"/>
      <text:p text:style-name="P5"/>
      <text:p text:style-name="P6">Nynaeve al'Meara<text:tab/>Livre (série) - La roue du temps<text:tab/>Sorcière guérisseuse élémentaliste17</text:p>
      <text:p text:style-name="P2">Niveau 1 : 1x Soin des blessures légères (clerc)</text:p>
      <text:p text:style-name="P2">Niveau 2 : 1x soin des blessures moyennes (perso, lvl 2, même que knolan et hiravias), 1x guérison des maladies (perso lvl 2, même que Valna Asou), 1x ralentissement du poison (clerc)</text:p>
      <text:p text:style-name="P2">Niveau 3 : 1x délivrance la malédiction (clerc), 1x délivrance de la paralysie (clerc), 1x Soin des blessures graves (perso, lvl 3, même que hiravias)</text:p>
      <text:p text:style-name="P2">Niveau 4 : 1x colonne de feu (cleric lvl 4, même que zagor et Sheltem), 1x Soin des blessures critiques (perso lvl 4), 1x décharge statique <text:s/>(interplan)(à la place d'armure fantomatique)</text:p>
      <text:p text:style-name="P2">Niveau 5 : 1<text:span text:style-name="T4">x fabuleuse boule de feu de mazaron (interplan) à la place de feu solaire, 1x guérison de masse (cleric), 1x </text:span><text:span text:style-name="T5">Magie assurée</text:span><text:span text:style-name="T5"> (interplan)</text:span></text:p>
      <text:p text:style-name="P2">Niveau 6 : 1x Morsure du froid (interplan), 1x guérison (clerc)</text:p>
      <text:p text:style-name="P2">Niveau 7 : 1x <text:span text:style-name="T5">Orbe de glace</text:span><text:span text:style-name="T5"> (interplan)</text:span><text:span text:style-name="T5">, </text:span><text:span text:style-name="T5">1x restauration majeure (cleric) à la place de manteau</text:span></text:p>
      <text:p text:style-name="P2">Niveau 8 : 1x <text:span text:style-name="T8">Régénération (cleric niveau changé) à la place du sort de l'interplan</text:span></text:p>
      <text:p text:style-name="P6"/>
      <text:p text:style-name="P6"/>
      <text:p text:style-name="P6">Morticia Addams<text:tab/>Comics / Série TV - la famille Addams<text:tab/>Sorcière 17<text:tab/>3x Alchimie (potion posée au sol)</text:p>
      <text:p text:style-name="P2">Niveau 1 : 1x Fatalité (clerc), 1x cécité (remplace explosion)</text:p>
      <text:p text:style-name="P2">Niveau 2 : 1x surdité sur 3m (clerc)</text:p>
      <text:p text:style-name="P2">Niveau 3 : 1x délivrance la malédiction (clerc)</text:p>
      <text:p text:style-name="P2">Niveau 5 : 1x précognition (interplan), 1x hurlement de fantome (interplan, spécial)</text:p>
      <text:p text:style-name="P2">Niveau 6 : 1 dégénérescence (clerc) remplace Conversion magique</text:p>
      <text:p text:style-name="P2">Niveau 7 : 1x affliction (interplan)</text:p>
      <text:p text:style-name="P2">Niveau 8 : 1x œil sorcier (interplan)</text:p>
      <text:p text:style-name="P6"/>
      <text:p text:style-name="P6"/>
      <text:p text:style-name="P6">Rénakhin<text:tab/>Bande dessinée (série) - Pandora<text:tab/>Sorcier 17<text:tab/>Sorts infinis</text:p>
      <text:p text:style-name="P2">Niveau 1 : 1x explosion de feu (interplan)</text:p>
      <text:p text:style-name="P2">Niveau 2 : 1x hexalame (interplan)</text:p>
      <text:p text:style-name="P2">Niveau 3 : 1x dissipation de la magie à la place de déviation des sorts</text:p>
      <text:p text:style-name="P2">Niveau 5 : 1x renvoi des sorts mineurs à la place du sort interplan</text:p>
      <text:p text:style-name="P2">Niveau 7 : 1x projectile arc-en-ciel (interplan), 1xMissile tueur de dragon de Ralorn (interplan)</text:p>
      <text:p text:style-name="P2">Niveau 8 : 1x labyrinthe à la place du sort de l'interplan</text:p>
      <text:p text:style-name="P5"><text:soft-page-break/></text:p>
      <text:p text:style-name="P5"/>
      <text:p text:style-name="P6">Reine Geleeda la blanche<text:tab/>Jeu de rôle - Les Terres balafrées<text:tab/>Sorcière 18<text:tab/>½ guenaude, bardée d'objets magiques, invisibilité à volonté si heures de nuit</text:p>
      <text:p text:style-name="P2">Niveau 5 : 1x précognition (interplan)</text:p>
      <text:p text:style-name="P2">Niveau 7 : 1x invocation d'élémentaires (cleric)</text:p>
      <text:p text:style-name="P2"/>
      <text:p text:style-name="P8"/>
      <text:p text:style-name="P8">Thulsa Doom*<text:tab/><text:span text:style-name="T1">Livre (série) - Kull puis Conan</text:span> <text:tab/>Nécromancien 18<text:tab/>Liche, 1x Animation des morts</text:p>
      <text:p text:style-name="P2">Niveau 1 : 2x fatalité (clerc) à la place de projectile magique</text:p>
      <text:p text:style-name="P2">Niveau 3 : 4x animation des morts (cleric lvl 3) à la place de Charme néfaste et piège à crane.</text:p>
      <text:p text:style-name="P2">Niveau 4 : 2x Squelette frénétique (interplan)</text:p>
      <text:p text:style-name="P2">Niveau 5 : 2x domination à la place d'animation des morts, 2 x Ponction (interplan) à la place d'animation des morts</text:p>
      <text:p text:style-name="P2">Niveau 6 : 2x sort de mort à la place de chaîne d’éclair et le sort de l'interplan, 2x sang bouillonnant (interplan)</text:p>
      <text:p text:style-name="P2">Niveau 7 : 2x affliction (interplan)</text:p>
      <text:p text:style-name="P2">Niveau 8 : 2x morts en marche (interplan)</text:p>
      <text:p text:style-name="P6">Niveau 9 : 2x mains du diable (interplan), 1x nuage de sombremort (interplan), 1x Emprisonnement</text:p>
      <text:p text:style-name="P7"/>
      <text:p text:style-name="P7"/>
      <text:p text:style-name="P8">Zagor*<text:tab/>Livre<text:span text:style-name="T1"> (série) - </text:span>LDVELH Défis fantastique (tomes 1, 50 et 54)<text:tab/>Magicien élémentaliste 20<text:tab/>Liche ½ démon</text:p>
      <text:p text:style-name="P2">Niveau 1 : 1x bouclier contre les sorts (interplan)</text:p>
      <text:p text:style-name="P2">Niveau 2 : 1x Hexalames (interplan)</text:p>
      <text:p text:style-name="P2">Niveau 4 : 2 x colonne de feu (cleric lvl 4, même que nynaneve et Sheltem), 1x conflagration électrique, 1x squelette frénétique</text:p>
      <text:p text:style-name="P2">Niveau 5 : 1x précognition (interplan)</text:p>
      <text:p text:style-name="P2">Niveau 6 : 2x conjuration d'un eleme de feu (cleric), 1x sort de mort à la place de brume mortelle, 1 x vision véritable à la place du sort de l'interplan</text:p>
      <text:p text:style-name="P2">Niveau 7 : 2x Invocation d'lementaires</text:p>
      <text:p text:style-name="P2">Niveau 8 : 2x invocation d'élémentaires (cleric niveau changé) à la place des sorts de l'interplan</text:p>
      <text:p text:style-name="P6"/>
      <text:p text:style-name="P6"/>
      <text:p text:style-name="P6">Zandalor<text:tab/>Jeu vidéo (série) - Divinity<text:tab/>Mage combattant 20</text:p>
      <text:p text:style-name="P2">Niveau 1 : 2x Apaisement (cleric), 2 x bénédiction (cleric)</text:p>
      <text:p text:style-name="P2">Niveau 2 : 2x soin des blessures moyennes (perso, lvl 2, même que knolan et hiravias et Nynaeve)</text:p>
      <text:p text:style-name="P2">Niveau 3 : 2x Neutralisation du poison (perso, lvl 3, même que Hiravias et Lantry et Nynaeve), 2x force d'un seul (clerc)</text:p>
      <text:p text:style-name="P2">Niveau 4 : 2x colonne de feu (cleric lvl 4, même que zagor et Sheltem)</text:p>
      <text:p text:style-name="P2">Niveau 5 : 2x guérison de masse (cleric), 2x Vision véritable (clerc)</text:p>
      <text:p text:style-name="P2">Niveau 6 : 2x convocation d'elemental de feu (cleric)</text:p>
      <text:p text:style-name="P2">Niveau 7 : 2x restauration majeure (cleric), 2x enchantement d'arme majeure (interplan)</text:p>
      <text:p text:style-name="P2">Niveau 8 : 2x rage de masse (interplan)</text:p>
      <text:p text:style-name="P6">Niveau 9 : 1x contrôle du temps (interplan)</text:p>
      <text:p text:style-name="P6"/>
      <text:p text:style-name="P6"/>
      <text:p text:style-name="P6">Ardherin*<text:tab/>Jeu de rôle - Midnight<text:tab/>Ensorceleur 21<text:tab/>Immunisé contre toutes les armes</text:p>
      <text:p text:style-name="P2">Niveau 1 : 1x bouclier contre les sorts (interplan)</text:p>
      <text:p text:style-name="P2">Niveau 2 : 1x pulsation de flammes (interplan)</text:p>
      <text:p text:style-name="P2">Niveau 4 : 1x bouclier des fées (interplan)</text:p>
      <text:p text:style-name="P2">Niveau 5 : 1x Immunité aux sort à la place du sort de l'interplan</text:p>
      <text:p text:style-name="P2">Niveau 6 : 1x fureur combative (interplan), 1x globe d'invulnerabilité</text:p>
      <text:p text:style-name="P2">Niveau 7 : 1x <text:span text:style-name="T5">Amélioration de Troupes selon Achi</text:span><text:span text:style-name="T5"> (interplan)</text:span></text:p>
      <text:p text:style-name="P2">Niveau 8 : 1x Mort en marche (interplan)</text:p>
      <text:p text:style-name="P3"/>
      <text:p text:style-name="P3"/>
      <text:p text:style-name="P4">Mémé Ciredutemps<text:tab/><text:span text:style-name="T1">Livre (série) - </text:span>Les annales du Disque monde<text:tab/>Sorcière 22</text:p>
      <text:p text:style-name="P2">Niveau 1 : 1x fatalité</text:p>
      <text:p text:style-name="P2">Niveau 5 : Degénérescence (perso lvl 5)</text:p>
      <text:p text:style-name="P2">Niveau 6 : 1x Sang bouillonnant, 1x detection faussée à la place du sort de l'interplan</text:p>
      <text:p text:style-name="P2">Niveau 7 : 1x Enchantement d'arme majeur</text:p>
      <text:p text:style-name="P2">Niveau 8 : 1x Affliction</text:p>
      <text:p text:style-name="P2">Niveau 9 : 1x Nuage de frénésie bestiale</text:p>
      <text:p text:style-name="P2"/>
      <text:p text:style-name="P2"><text:soft-page-break/></text:p>
      <text:p text:style-name="P2">Albus Dumbledore <text:tab/>Livre (série) - Harry potter<text:tab/>Magicien 22<text:tab/>Sorts de tout types orientés "protecteur"</text:p>
      <text:p text:style-name="P2">Niveau 1 : 2x Apaisement (cleric), 2x Bouclier les sorts (interplan)</text:p>
      <text:p text:style-name="P2">Niveau 2 : 2x Détection des piégés (cleric), 1x silence sur 5 mètres (cleric)</text:p>
      <text:p text:style-name="P2">Niveau 4 : 1x protection du mal 3 mètres (cleric), 1x Action libre (cleric), 2x Bouclier des fées (interplan)</text:p>
      <text:p text:style-name="P2">Niveau 5 : 1x Vision véritable (cleric), 2x protection contre la mort (lvl 5 perso), 1x miroir physique (lvl 5 perso)</text:p>
      <text:p text:style-name="P2">Niveau 6 : 2x ordre chaotique de masse (perso)</text:p>
      <text:p text:style-name="P2">Niveau 7 : 2x enchantement d'arme majeure (interplan), 1x purge de la magie (interplan)</text:p>
      <text:p text:style-name="P2">Niveau 8 : 1x œil sorcier (interplan)</text:p>
      <text:p text:style-name="P2">Niveau 9 : 1x <text:span text:style-name="T5">Globe d'invulnérabilité féerique</text:span></text:p>
      <text:p text:style-name="P2"/>
      <text:p text:style-name="P2"/>
      <text:p text:style-name="P2">Concelhaut<text:tab/>Jeu vidéo (série) - Pillars of Eternity<text:tab/>Sorcier 23<text:tab/>Liche</text:p>
      <text:p text:style-name="P2">Niveau 4 : 1x nova de poison (interplan)</text:p>
      <text:p text:style-name="P2">Niveau 6 : 1x sang bouillonnant (interplan)</text:p>
      <text:p text:style-name="P2">Niveau 7 : 1x Affliction (interplan)</text:p>
      <text:p text:style-name="P2">Niveau 9 : 1x conversion magique d'alabastine (interplan)</text:p>
      <text:p text:style-name="P3"/>
      <text:p text:style-name="P3"/>
      <text:p text:style-name="P9"><text:span text:style-name="T3">Falgant<text:tab/>Bande dessinée</text:span><text:span text:style-name="T2"> (série) - </text:span><text:span text:style-name="T3">Anachron<text:tab/>Barde 27<text:tab/>Androïde, violon incinérateur</text:span></text:p>
      <text:p text:style-name="P2">Niveau 1 : 1x Apaisement (cleric)</text:p>
      <text:p text:style-name="P2">Niveau 2 : 1x Cantique (cleric)</text:p>
      <text:p text:style-name="P2">Niveau 3 : 1x Force d'un seul (cleric), 1x Zone d'air pur (cleric), 1x Force incommensurable de bigdib (interplan)</text:p>
      <text:p text:style-name="P2">Niveau 4 : 2x Harmonie défensive (cleric)</text:p>
      <text:p text:style-name="P2">Niveau 5 : 1x guérison de masse (cleric), 1x hurlement de fantome (interplan)</text:p>
      <text:p text:style-name="P2">Niveau 6 : 1x Fureur combative (interplan)</text:p>
      <text:p text:style-name="P2">Niveau 7 : 1x Amélioration des troupes (interplan)</text:p>
      <text:p text:style-name="P2"/>
      <text:p text:style-name="P2"/>
      <text:p text:style-name="P2">Imhotep :</text:p>
      <text:p text:style-name="P2">Niveau 7 : 1x Affliction (mage), 1x flétrissure (mage, perso niveau changé)</text:p>
      <text:p text:style-name="P2"/>
      <text:p text:style-name="P2">Vridomir :</text:p>
      <text:p text:style-name="P2">Niveau 4 : Bouclier des fées</text:p>
      <text:p text:style-name="P2">Niveau 5 : Ponction</text:p>
      <text:p text:style-name="P2">Niveau 7 : Projectile arc-en-ciel, Affliction</text:p>
      <text:p text:style-name="P2">Niveau 8 : Morts en marche</text:p>
      <text:p text:style-name="P2">Niveau 9 : Main du diabl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PMincho" style:font-size-asian="14pt" style:font-weight-asian="bold" style:font-name-complex="Tahoma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ACRONYM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Q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51DT11H52M22S</meta:editing-duration>
    <meta:editing-cycles>603</meta:editing-cycles>
    <meta:generator>OpenOffice/4.1.14$Win32 OpenOffice.org_project/4114m1$Build-9811</meta:generator>
    <dc:date>2023-10-11T17:45:59.58</dc:date>
    <meta:document-statistic meta:table-count="0" meta:image-count="0" meta:object-count="0" meta:page-count="4" meta:paragraph-count="165" meta:word-count="2107" meta:character-count="12159"/>
    <meta:user-defined meta:name="Info 1"/>
    <meta:user-defined meta:name="Info 2"/>
    <meta:user-defined meta:name="Info 3"/>
    <meta:user-defined meta:name="Info 4"/>
  </office:meta>
</office:document-meta>
</file>